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Education" style:family="table">
      <style:table-properties style:width="6.6979in" fo:margin-left="0in" table:align="left" style:may-break-between-rows="true" table:border-model="collapsing"/>
    </style:style>
    <style:style style:name="Education.A" style:family="table-column">
      <style:table-column-properties style:column-width="1.625in"/>
    </style:style>
    <style:style style:name="Education.B" style:family="table-column">
      <style:table-column-properties style:column-width="5.0729in"/>
    </style:style>
    <style:style style:name="Education.1" style:family="table-row">
      <style:table-row-properties fo:keep-together="auto"/>
    </style:style>
    <style:style style:name="Education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6972in" fo:margin-left="0in" table:align="left" style:may-break-between-rows="true" table:border-model="collapsing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4.25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5722in"/>
    </style:style>
    <style:style style:name="Table2.1" style:family="table-row">
      <style:table-row-properties style:min-row-height="0.2174in" fo:keep-together="auto"/>
    </style:style>
    <style:style style:name="Table2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6972in" fo:margin-left="0in" table:align="left" style:may-break-between-rows="true" table:border-model="collapsing"/>
    </style:style>
    <style:style style:name="Table1.A" style:family="table-column">
      <style:table-column-properties style:column-width="3.3486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72in" fo:margin-left="0in" table:align="left" style:may-break-between-rows="true" table:border-model="collapsing"/>
    </style:style>
    <style:style style:name="Table3.A" style:family="table-column">
      <style:table-column-properties style:column-width="3.3486in"/>
    </style:style>
    <style:style style:name="Table3.1" style:family="table-row">
      <style:table-row-properties style:min-row-height="0.2174in" fo:keep-together="auto"/>
    </style:style>
    <style:style style:name="Table3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List_20_Paragraph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No_20_Spacing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List_20_Paragraph">
      <style:paragraph-properties fo:margin-left="0in" fo:margin-right="0in" fo:margin-top="0.0398in" fo:margin-bottom="0.0398in" loext:contextual-spacing="false" fo:line-height="108%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bb57f" officeooo:paragraph-rsid="000d2a5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left="0in" fo:margin-right="0in" fo:margin-top="0.0791in" fo:margin-bottom="0.0791in" loext:contextual-spacing="false" fo:line-height="108%" fo:text-align="start" style:justify-single-word="false" fo:text-indent="0in" style:auto-text-indent="false" style:writing-mode="lr-tb"/>
      <style:text-properties fo:color="#4c2a5f" style:text-outline="false" style:text-line-through-style="none" style:text-line-through-type="none" style:font-name="Liberation Serif" fo:font-size="16pt" fo:font-style="normal" fo:text-shadow="none" style:text-underline-style="none" fo:font-weight="bold" officeooo:rsid="0009e89a" officeooo:paragraph-rsid="000d78e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.0791in" fo:margin-bottom="0.0791in" loext:contextual-spacing="false" fo:line-height="108%" fo:text-align="start" style:justify-single-word="false" fo:text-indent="0in" style:auto-text-indent="false" style:writing-mode="lr-tb"/>
      <style:text-properties fo:color="#4c2a5f" style:text-outline="false" style:text-line-through-style="none" style:text-line-through-type="none" style:font-name="Liberation Serif" fo:font-size="16pt" fo:font-style="normal" fo:text-shadow="none" style:text-underline-style="none" fo:font-weight="bold" officeooo:rsid="000d78ef" officeooo:paragraph-rsid="000d78e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ParaAttribute14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.0398in" fo:margin-bottom="0.0398in" loext:contextual-spacing="false"/>
      <style:text-properties fo:color="#4c2a5f" fo:font-size="18pt" fo:font-weight="bold" officeooo:rsid="000d2a5f" officeooo:paragraph-rsid="000d78ef" style:font-size-asian="18pt" style:font-weight-asian="bold" style:font-size-complex="18pt" style:font-weight-complex="bold"/>
    </style:style>
    <style:style style:name="P11" style:family="paragraph" style:parent-style-name="Standard" style:master-page-name="">
      <style:paragraph-properties fo:margin-top="0.0398in" fo:margin-bottom="0.0398in" loext:contextual-spacing="false" style:page-number="auto"/>
      <style:text-properties fo:color="#4c2a5f" fo:font-size="18pt" fo:font-weight="bold" officeooo:rsid="0009e89a" officeooo:paragraph-rsid="000bb57f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2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57f" officeooo:paragraph-rsid="000bb5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officeooo:paragraph-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officeooo:paragraph-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1c8" officeooo:paragraph-rsid="0011e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78ef"/>
    </style:style>
    <style:style style:name="P1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d2a5f"/>
    </style:style>
    <style:style style:name="P20" style:family="paragraph" style:parent-style-name="Standard">
      <style:text-properties officeooo:paragraph-rsid="000d2a5f"/>
    </style:style>
    <style:style style:name="P21" style:family="paragraph" style:parent-style-name="Standard">
      <style:text-properties fo:font-size="12pt" officeooo:rsid="0009e89a" officeooo:paragraph-rsid="0009e89a" style:font-size-asian="12pt" style:font-size-complex="12pt"/>
    </style:style>
    <style:style style:name="P22" style:family="paragraph" style:parent-style-name="Standard">
      <style:paragraph-properties fo:margin-top="0.0791in" fo:margin-bottom="0.0791in" loext:contextual-spacing="false"/>
      <style:text-properties fo:color="#4c2a5f" fo:font-size="18pt" fo:font-weight="bold" officeooo:rsid="0009e89a" officeooo:paragraph-rsid="0009e89a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0ff" officeooo:paragraph-rsid="000c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0in" fo:margin-right="0in" fo:margin-top="0.0791in" fo:margin-bottom="0.0791in" loext:contextual-spacing="false" fo:text-align="start" style:justify-single-word="false" fo:text-indent="0in" style:auto-text-indent="false"/>
      <style:text-properties officeooo:paragraph-rsid="000c60ff"/>
    </style:style>
    <style:style style:name="P26" style:family="paragraph">
      <loext:graphic-properties draw:fill="none" draw:fill-color="#ffffff"/>
      <style:paragraph-properties style:writing-mode="lr-tb"/>
      <style:text-properties fo:color="#ffffff" style:font-name="DejaVu Serif"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color="#ffffff" style:font-name="DejaVu Serif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ffffff" style:font-name="DejaVu Serif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c2a5f"/>
    </style:style>
    <style:style style:name="T1" style:family="text">
      <style:text-properties style:font-name-asian="Batang1"/>
    </style:style>
    <style:style style:name="T2" style:family="text">
      <style:text-properties officeooo:rsid="000c0901" style:font-name-asian="Batang1"/>
    </style:style>
    <style:style style:name="T3" style:family="text">
      <style:text-properties officeooo:rsid="000d78ef" style:font-name-asian="Batang1"/>
    </style:style>
    <style:style style:name="T4" style:family="text">
      <style:text-properties officeooo:rsid="000c60ff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c60ff" style:font-name-asian="Batang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09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78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b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style:font-name="DejaVu Serif" fo:font-size="10pt" style:text-underline-style="none" fo:font-weight="normal" style:font-name-asian="Batang1" style:font-size-asian="10pt" style:font-weight-asian="normal" style:font-name-complex="Times New Roman1" style:font-size-complex="10pt"/>
    </style:style>
    <style:style style:name="T11" style:family="text">
      <style:text-properties style:font-name="DejaVu Serif" fo:font-size="10pt" style:text-underline-style="none" fo:font-weight="normal" officeooo:rsid="0018dd24" style:font-name-asian="Batang1" style:font-size-asian="10pt" style:font-weight-asian="normal" style:font-name-complex="Times New Roman1" style:font-size-complex="10pt"/>
    </style:style>
    <style:style style:name="T12" style:family="text">
      <style:text-properties officeooo:rsid="000d2a5f"/>
    </style:style>
    <style:style style:name="T13" style:family="text">
      <style:text-properties officeooo:rsid="000d78ef"/>
    </style:style>
    <style:style style:name="T14" style:family="text">
      <style:text-properties style:font-name="Liberation Serif" officeooo:rsid="000c0901" style:font-name-asian="Batang1"/>
    </style:style>
    <style:style style:name="T15" style:family="text">
      <style:text-properties style:font-name="Liberation Serif" officeooo:rsid="000d78ef" style:font-name-asian="Batang1"/>
    </style:style>
    <style:style style:name="T16" style:family="text">
      <style:text-properties style:font-name="Liberation Serif" officeooo:rsid="000c60ff" style:font-name-asian="Batang1"/>
    </style:style>
    <style:style style:name="T17" style:family="text">
      <style:text-properties officeooo:rsid="000ebbf3"/>
    </style:style>
    <style:style style:name="T18" style:family="text">
      <style:text-properties officeooo:rsid="0011e1c8"/>
    </style:style>
    <style:style style:name="T19" style:family="text">
      <style:text-properties officeooo:rsid="0013630c"/>
    </style:style>
    <style:style style:name="T20" style:family="text">
      <style:text-properties fo:color="#ffffff" style:font-name="DejaVu Serif" fo:font-size="12pt" style:font-size-asian="12pt" style:font-size-complex="12pt"/>
    </style:style>
    <style:style style:name="T21" style:family="text">
      <style:text-properties fo:color="#ffffff" style:font-name="DejaVu Serif" fo:font-size="12pt" fo:language="en" fo:country="US" style:font-size-asian="12pt" style:font-size-complex="12pt"/>
    </style:style>
    <style:style style:name="T22" style:family="text">
      <style:text-properties fo:color="#ffffff" style:font-name="DejaVu Serif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ffffff" style:font-name="DejaVu Serif" fo:font-size="14pt" fo:language="en" fo:country="US" fo:font-weight="bold" style:font-size-asian="14pt" style:font-weight-asian="bold" style:font-size-complex="14pt" style:font-weight-complex="bold"/>
    </style:style>
    <style:style style:name="T24" style:family="text">
      <style:text-properties fo:color="#ffffff" style:font-name="DejaVu Serif" fo:font-size="32pt" fo:font-weight="bold" style:font-size-asian="32pt" style:font-weight-asian="bold" style:font-size-complex="32pt" style:font-weight-complex="bold"/>
    </style:style>
    <style:style style:name="gr1" style:family="graphic">
      <style:graphic-properties draw:stroke="none" svg:stroke-color="#000000" draw:fill="none" draw:fill-color="#ffffff" fo:min-height="0.3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4c2a5f" draw:textarea-horizontal-align="justify" draw:textarea-vertical-align="middle" draw:auto-grow-height="false" fo:min-height="2.3236in" fo:min-width="8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5" draw:text-style-name="P29" svg:width="8.2677in" svg:height="2.324in" svg:x="-0.8307in" svg:y="-0.7874in"><text:p/><draw:enhanced-geometry svg:viewBox="0 0 21600 21600" draw:type="rectangle" draw:enhanced-path="M 0 0 L 21600 0 21600 21600 0 21600 0 0 Z N"/></draw:custom-shape><draw:frame text:anchor-type="paragraph" draw:z-index="1" draw:name="Shape2" draw:style-name="gr4" draw:text-style-name="P28" svg:width="6.7087in" svg:height="0.5524in" svg:x="0.0339in" svg:y="0.0882in"><draw:text-box><text:p><text:span text:style-name="T24">SIMON BLURTON</text:span></text:p></draw:text-box></draw:frame><draw:frame text:anchor-type="paragraph" draw:z-index="2" draw:name="Shape2_0" draw:style-name="gr3" draw:text-style-name="P27" svg:width="4.8787in" svg:height="0.2433in" svg:x="0.0339in" svg:y="0.6402in"><draw:text-box><text:p><text:span text:style-name="T22">FULL STACK SOFTWARE </text:span><text:span text:style-name="T23">DEVELOPER</text:span></text:p></draw:text-box></draw:frame><draw:frame text:anchor-type="paragraph" draw:z-index="3" draw:name="Shape3" draw:style-name="gr2" draw:text-style-name="P26" svg:width="6.5453in" svg:height="0.3039in" svg:x="0.0339in" svg:y="0.9543in"><draw:text-box><text:p><text:span text:style-name="T20">WhatsApp: +52 967 172 4985 | Email: Sblurton@hotmail.co.uk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name="Shape3_0" draw:style-name="gr1" draw:text-style-name="P26" svg:width="7.0004in" svg:height="0.3567in" svg:x="0.0339in" svg:y="0.1075in"><draw:text-box><text:p><text:span text:style-name="T20">Nationality: British | DOB 18/03/1982 | </text:span><text:span text:style-name="T21">Languages</text:span><text:span text:style-name="T20">: English (native) | Spanish</text:span></text:p></draw:text-box></draw:frame></text:p>
      <text:p text:style-name="Standard"/>
      <text:p text:style-name="P22">OBJECTIVE</text:p>
      <text:p text:style-name="P21">To obtain a role as a software developer for a company with great developers that <text:span text:style-name="T18">are </text:span>better than <text:span text:style-name="T18">I</text:span>, so one day I can become a great developer <text:span text:style-name="T17">like them</text:span>. </text:p>
      <text:p text:style-name="P22">EDUCATION</text:p>
      <table:table table:name="Education" table:style-name="Education" table:template-name="Default Style">
        <table:table-column table:style-name="Education.A"/>
        <table:table-column table:style-name="Education.B"/>
        <table:table-row table:style-name="Education.1">
          <table:table-cell table:style-name="Education.A1" office:value-type="string">
            <text:p text:style-name="P14">1998 - 2001</text:p>
          </table:table-cell>
          <table:table-cell table:style-name="Education.A1" office:value-type="string">
            <text:p text:style-name="P14">Hull Hi-Tech NVQ levels 2 &amp; 3 IT and computing</text:p>
          </table:table-cell>
        </table:table-row>
      </table:table>
      <text:p text:style-name="P11">PROJECT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<text:span text:style-name="CharAttribute4"><text:span text:style-name="T5">My Portfolio</text:span></text:span></text:p>
          </table:table-cell>
          <table:table-cell table:style-name="Table2.A1" office:value-type="string">
            <text:p text:style-name="P8">My portfolio is simple but all the code is mine. I used storybook to build all the components.</text:p>
          </table:table-cell>
          <table:table-cell table:style-name="Table2.A1" office:value-type="string">
            <text:p text:style-name="P2"><text:a xlink:type="simple" xlink:href="https://github.com/sjblurton/portfolio" text:style-name="Internet_20_link" text:visited-style-name="Visited_20_Internet_20_Link"><text:span text:style-name="CharAttribute15"><text:span text:style-name="T11">GitHub Repo</text:span></text:span></text:a></text:p>
          </table:table-cell>
          <table:table-cell table:style-name="Table2.A1" office:value-type="string">
            <text:p text:style-name="P2"><text:a xlink:type="simple" xlink:href="https://simon-blurton.netlify.app/" text:style-name="Internet_20_link" text:visited-style-name="Visited_20_Internet_20_Link"><text:span text:style-name="CharAttribute15"><text:span text:style-name="T10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24">Big 6</text:p>
          </table:table-cell>
          <table:table-cell table:style-name="Table2.A1" office:value-type="string">
            <text:p text:style-name="P8">A full stack PWA using NEXT.JS, with Firebase AUTH, and Firestore noSQL database. I needed a logbook for my calisthenics, so I built one for the fun of programming, and the joy of calisthenics.</text:p>
          </table:table-cell>
          <table:table-cell table:style-name="Table2.A1" office:value-type="string">
            <text:p text:style-name="P2"><text:a xlink:type="simple" xlink:href="https://github.com/sjblurton/Big-6-Next-js" text:style-name="Internet_20_link" text:visited-style-name="Visited_20_Internet_20_Link"><text:span text:style-name="CharAttribute15"><text:span text:style-name="T11">GitHub Repo</text:span></text:span></text:a></text:p>
          </table:table-cell>
          <table:table-cell table:style-name="Table2.A1" office:value-type="string">
            <text:p text:style-name="P2"><text:a xlink:type="simple" xlink:href="https://big-6-next-js.vercel.app/" text:style-name="Internet_20_link" text:visited-style-name="Visited_20_Internet_20_Link"><text:span text:style-name="CharAttribute15"><text:span text:style-name="T10">Live Site</text:span></text:span></text:a></text:p>
          </table:table-cell>
        </table:table-row>
        <table:table-row table:style-name="Table2.1">
          <table:table-cell table:style-name="Table2.A1" office:value-type="string">
            <text:p text:style-name="P23">Vertigo Rock Climbing</text:p>
          </table:table-cell>
          <table:table-cell table:style-name="Table2.A1" office:value-type="string">
            <text:p text:style-name="P25"><text:span text:style-name="T6">A front-end app using Gatsby, great fun being creative, and doing the animations. </text:span><text:span text:style-name="T9">I worked as a mountain guide for Vertigo</text:span><text:span text:style-name="T6">. Turns out getting content from </text:span><text:span text:style-name="T9">none paying </text:span><text:span text:style-name="T6">costumers is my weakness </text:span><text:span text:style-name="T9">on show</text:span><text:span text:style-name="T6"> here.</text:span></text:p>
          </table:table-cell>
          <table:table-cell table:style-name="Table2.A1" office:value-type="string">
            <text:p text:style-name="P2"><text:a xlink:type="simple" xlink:href="https://github.com/sjblurton/vertigo-in-gatsby" text:style-name="Internet_20_link" text:visited-style-name="Visited_20_Internet_20_Link"><text:span text:style-name="CharAttribute15"><text:span text:style-name="T11">GitHub Repo</text:span></text:span></text:a></text:p>
          </table:table-cell>
          <table:table-cell table:style-name="Table2.A1" office:value-type="string">
            <text:p text:style-name="P3"><text:a xlink:type="simple" xlink:href="https://vertigo-gatsby.netlify.app/en/" text:style-name="Internet_20_link" text:visited-style-name="Visited_20_Internet_20_Link"><text:span text:style-name="CharAttribute15"><text:span text:style-name="T10">Live Site</text:span></text:span></text:a></text:p>
          </table:table-cell>
        </table:table-row>
      </table:table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">SKILLS</text:p>
          </table:table-cell>
          <table:table-cell table:style-name="Table1.A1" office:value-type="string">
            <text:p text:style-name="P7">INTERESTS</text:p>
          </table:table-cell>
        </table:table-row>
        <table:table-row table:style-name="Table1.1">
          <table:table-cell table:style-name="Table1.A1" office:value-type="string">
            <text:p text:style-name="P4"><text:span text:style-name="CharAttribute4"><text:span text:style-name="T2">JavaScript </text:span></text:span><text:span text:style-name="CharAttribute4"><text:span text:style-name="T3">| </text:span></text:span><text:span text:style-name="CharAttribute4"><text:span text:style-name="T14">React </text:span></text:span><text:span text:style-name="CharAttribute4"><text:span text:style-name="T15">| </text:span></text:span><text:span text:style-name="CharAttribute4"><text:span text:style-name="T14">N</text:span></text:span><text:span text:style-name="CharAttribute4"><text:span text:style-name="T16">EXT</text:span></text:span><text:span text:style-name="CharAttribute4"><text:span text:style-name="T14">.js </text:span></text:span><text:span text:style-name="CharAttribute4"><text:span text:style-name="T15">| </text:span></text:span><text:span text:style-name="CharAttribute4"><text:span text:style-name="T14">Gatsby</text:span></text:span></text:p>
          </table:table-cell>
          <table:table-cell table:style-name="Table1.A1" office:value-type="string">
            <text:p text:style-name="P15">Rock Climbing <text:span text:style-name="T17">| open source</text:span></text:p>
          </table:table-cell>
        </table:table-row>
        <table:table-row table:style-name="Table1.1">
          <table:table-cell table:style-name="Table1.A1" office:value-type="string">
            <text:p text:style-name="P13">CSS <text:span text:style-name="T13">| </text:span>SASS <text:span text:style-name="T13">| </text:span>Styled-Components <text:span text:style-name="T13">| </text:span>HTML</text:p>
          </table:table-cell>
          <table:table-cell table:style-name="Table1.A1" office:value-type="string">
            <text:p text:style-name="P15">Mountain Biking <text:span text:style-name="T17">| Nature</text:span></text:p>
          </table:table-cell>
        </table:table-row>
        <table:table-row table:style-name="Table1.1">
          <table:table-cell table:style-name="Table1.A1" office:value-type="string">
            <text:p text:style-name="P13">Firebase <text:span text:style-name="T13">| </text:span>Firestore <text:span text:style-name="T13">| </text:span>Auth <text:span text:style-name="T13">| </text:span><text:span text:style-name="T4">PWA</text:span></text:p>
          </table:table-cell>
          <table:table-cell table:style-name="Table1.A1" office:value-type="string">
            <text:p text:style-name="P18"><text:span text:style-name="T6"><text:s/></text:span><text:span text:style-name="T7">Sea Shepherd Volunteer </text:span><text:span text:style-name="T8">| Travel</text:span></text:p>
          </table:table-cell>
        </table:table-row>
      </table:table>
      <text:p text:style-name="P10">REFERENCES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5"><text:span text:style-name="CharAttribute4"><text:span text:style-name="T12">Ben Chaplin</text:span></text:span></text:p>
          </table:table-cell>
          <table:table-cell table:style-name="Table3.A1" office:value-type="string">
            <text:p text:style-name="P12">Martin Siller</text:p>
          </table:table-cell>
        </table:table-row>
        <table:table-row table:style-name="Table3.1">
          <table:table-cell table:style-name="Table3.A1" office:value-type="string">
            <text:p text:style-name="P16">Super Yacht Captain</text:p>
          </table:table-cell>
          <table:table-cell table:style-name="Table3.A1" office:value-type="string">
            <text:p text:style-name="P17">Vertigo Rock Climbing</text:p>
          </table:table-cell>
        </table:table-row>
        <table:table-row table:style-name="Table3.1">
          <table:table-cell table:style-name="Table3.A1" office:value-type="string">
            <text:p text:style-name="P12">+12069723511</text:p>
          </table:table-cell>
          <table:table-cell table:style-name="Table3.A1" office:value-type="string">
            <text:p text:style-name="P9"><text:span text:style-name="CharAttribute4"><text:span text:style-name="T1">+52 1 961 214 5747</text:span></text:span></text:p>
          </table:table-cell>
        </table:table-row>
        <table:table-row table:style-name="Table3.1">
          <table:table-cell table:style-name="Table3.A1" office:value-type="string">
            <text:p text:style-name="P19"><text:a xlink:type="simple" xlink:href="mailto:benchaplin_@hotmail.com" text:style-name="Internet_20_link" text:visited-style-name="Visited_20_Internet_20_Link">benchaplin_@hotmail.com</text:a></text:p>
          </table:table-cell>
          <table:table-cell table:style-name="Table3.A1" office:value-type="string">
            <text:p text:style-name="P12"><text:a xlink:type="simple" xlink:href="mailto:sillermartin@gmx.at" text:style-name="Internet_20_link" text:visited-style-name="Visited_20_Internet_20_Link">sillermartin@gmx.at</text:a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1" svg:font-family="Batang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278in" fo:margin-right="0in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justify" style:justify-single-word="false" fo:orphans="0" fo:widows="0" style:writing-mode="lr-tb"/>
      <style:text-properties style:font-name="Batang" fo:font-family="Batang" style:font-family-generic="roman" style:font-pitch="variable" fo:language="en" fo:country="US" style:letter-kerning="true" style:language-asian="ko" style:country-asian="KR"/>
    </style:style>
    <style:style style:name="ParaAttribute14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>
        <style:tab-stops>
          <style:tab-stop style:position="0.4898in"/>
          <style:tab-stop style:position="3.1874in"/>
        </style:tab-stops>
      </style:paragraph-properties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1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2:58:22.730499194</meta:creation-date>
    <dc:date>2021-12-01T20:09:57.317745457</dc:date>
    <meta:editing-duration>PT14M51S</meta:editing-duration>
    <meta:editing-cycles>4</meta:editing-cycles>
    <meta:generator>LibreOffice/6.4.7.2$Linux_X86_64 LibreOffice_project/40$Build-2</meta:generator>
    <meta:document-statistic meta:table-count="4" meta:image-count="0" meta:object-count="0" meta:page-count="1" meta:paragraph-count="35" meta:word-count="208" meta:character-count="1178" meta:non-whitespace-character-count="1003"/>
  </office:meta>
</office:document-meta>
</file>